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3 Ways to Use SSH on Windows to Log Into Linux Server</text:h>
      <text:p text:style-name="Standard"/>
      <text:p text:style-name="Standard"><text:a xlink:type="simple" xlink:href="https://www.linuxbabe.com/linux-server/ssh-windows" text:style-name="Internet_20_link" text:visited-style-name="Visited_20_Internet_20_Link">https://www.linuxbabe.com/linux-server/ssh-windows</text:a></text:p>
      <text:p text:style-name="Standard"/>
      <text:p text:style-name="Standard"/>
      <text:h text:style-name="Heading_20_1" text:outline-level="1">How to Easily Set Up a Full-Featured Mail Server on Ubuntu 18.04 with iRedMail</text:h>
      <text:p text:style-name="Standard"/>
      <text:p text:style-name="Standard">https://www.linuxbabe.com/mail-server/ubuntu-18-04-iredmail-email-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0:07:08.238500707</meta:creation-date>
    <dc:date>2019-12-04T00:08:21.619771345</dc:date>
    <meta:editing-duration>PT1M14S</meta:editing-duration>
    <meta:editing-cycles>1</meta:editing-cycles>
    <meta:document-statistic meta:table-count="0" meta:image-count="0" meta:object-count="0" meta:page-count="1" meta:paragraph-count="4" meta:word-count="28" meta:character-count="253" meta:non-whitespace-character-count="229"/>
    <meta:generator>LibreOffice/6.0.7.3$Linux_X86_64 LibreOffice_project/00m0$Build-3</meta:generator>
  </office:meta>
</office:document-meta>
</file>